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254cm" fo:min-width="8.861cm"/>
    </style:style>
    <style:style style:name="gr3" style:family="graphic" style:parent-style-name="standard">
      <style:graphic-properties draw:stroke="none" svg:stroke-color="#000000" draw:fill="none" draw:fill-color="#ffffff" fo:min-height="1.154cm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858cm" fo:min-width="1.596cm"/>
    </style:style>
    <style:style style:name="gr5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376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596cm"/>
    </style:style>
    <style:style style:name="gr12" style:family="graphic" style:parent-style-name="standard">
      <style:graphic-properties draw:stroke="none" svg:stroke-color="#000000" draw:fill="none" draw:fill-color="#ffffff" fo:min-height="0.4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75cm" svg:y1="7.65cm" svg:x2="4.492cm" svg:y2="5.962cm">
          <text:p/>
        </draw:line>
        <draw:line draw:style-name="gr1" draw:text-style-name="P1" draw:layer="layout" svg:x1="6.485cm" svg:y1="6.926cm" svg:x2="6.485cm" svg:y2="2.905cm">
          <text:p/>
        </draw:line>
        <draw:custom-shape draw:style-name="gr2" draw:text-style-name="P2" draw:layer="layout" svg:width="9.361cm" svg:height="1.504cm" svg:x="1.481cm" svg:y="1.43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03cm" svg:height="1.404cm" svg:x="1.329cm" svg:y="1.536cm">
          <draw:text-box>
            <text:p><text:span text:style-name="T1">pair: ... <text:s text:c="12"/></text:span><text:span text:style-name="T1"><text:s text:c="2"/>tail: … <text:s text:c="11"/></text:span><text:span text:style-name="T1"><text:s text:c="4"/>z: </text:span></text:p>
            <text:p><text:span text:style-name="T1">head: ... <text:s text:c="10"/></text:span><text:span text:style-name="T1"><text:s text:c="2"/>set_head: ...</text:span></text:p>
            <text:p><text:span text:style-name="T1">x: <text:s text:c="20"/></text:span><text:span text:style-name="T1"><text:s text:c="2"/>set_tail: ...</text:span></text:p>
          </draw:text-box>
        </draw:frame>
        <draw:custom-shape draw:style-name="gr4" draw:text-style-name="P2" draw:layer="layout" svg:width="2.096cm" svg:height="2.108cm" svg:x="3.971cm" svg:y="3.8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44cm" svg:height="0.742cm" svg:x="3.222cm" svg:y="3.806cm">
          <draw:text-box>
            <text:p><text:span text:style-name="T2">E1</text:span></text:p>
          </draw:text-box>
        </draw:frame>
        <draw:line draw:style-name="gr1" draw:text-style-name="P1" draw:layer="layout" svg:x1="4.936cm" svg:y1="3.869cm" svg:x2="4.936cm" svg:y2="2.905cm">
          <text:p/>
        </draw:line>
        <draw:frame draw:style-name="gr6" draw:text-style-name="P4" draw:layer="layout" svg:width="1.917cm" svg:height="1.626cm" svg:x="3.845cm" svg:y="3.994cm">
          <draw:text-box>
            <text:p><text:span text:style-name="T2">x:17</text:span></text:p>
            <text:p><text:span text:style-name="T2">y:2</text:span></text:p>
            <text:p><text:span text:style-name="T2">set_x: ...</text:span></text:p>
            <text:p><text:span text:style-name="T2">set_y: ...</text:span></text:p>
            <text:p><text:span text:style-name="T2">dispatch: ...</text:span></text:p>
          </draw:text-box>
        </draw:frame>
        <draw:custom-shape draw:style-name="gr7" draw:text-style-name="P2" draw:layer="layout" svg:width="0.409cm" svg:height="0.409cm" svg:x="1.33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09cm" svg:height="0.409cm" svg:x="1.74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531cm" svg:y1="5.101cm" svg:x2="1.531cm" svg:y2="6.134cm">
          <text:p/>
        </draw:line>
        <draw:line draw:style-name="gr1" draw:text-style-name="P1" draw:layer="layout" svg:x1="1.949cm" svg:y1="4.81cm" svg:x2="3.536cm" svg:y2="4.81cm">
          <text:p/>
        </draw:line>
        <draw:line draw:style-name="gr9" draw:text-style-name="P1" draw:layer="layout" svg:x1="1.949cm" svg:y1="5.127cm" svg:x2="1.949cm" svg:y2="4.81cm">
          <text:p/>
        </draw:line>
        <draw:line draw:style-name="gr8" draw:text-style-name="P1" draw:layer="layout" svg:x1="1.831cm" svg:y1="2.701cm" svg:x2="1.831cm" svg:y2="4.81cm">
          <text:p/>
        </draw:line>
        <draw:frame draw:style-name="gr10" draw:text-style-name="P5" draw:layer="layout" svg:width="2.122cm" svg:height="0.963cm" svg:x="1.1cm" svg:y="6.069cm">
          <draw:text-box>
            <text:p><text:span text:style-name="T3">Para</text:span><text:span text:style-name="T3">mete</text:span><text:span text:style-name="T3">rs: </text:span><text:span text:style-name="T3">m</text:span></text:p>
            <text:p><text:span text:style-name="T3">Body</text:span><text:span text:style-name="T3">: ...</text:span></text:p>
          </draw:text-box>
        </draw:frame>
        <draw:custom-shape draw:style-name="gr4" draw:text-style-name="P2" draw:layer="layout" svg:width="2.096cm" svg:height="2.108cm" svg:x="6.972cm" svg:y="3.84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444cm" svg:height="0.742cm" svg:x="6.323cm" svg:y="3.807cm">
          <draw:text-box>
            <text:p><text:span text:style-name="T2">E2</text:span></text:p>
          </draw:text-box>
        </draw:frame>
        <draw:line draw:style-name="gr1" draw:text-style-name="P1" draw:layer="layout" svg:x1="7.937cm" svg:y1="3.87cm" svg:x2="7.937cm" svg:y2="2.906cm">
          <text:p/>
        </draw:line>
        <draw:frame draw:style-name="gr6" draw:text-style-name="P4" draw:layer="layout" svg:width="1.917cm" svg:height="1.626cm" svg:x="6.846cm" svg:y="3.995cm">
          <draw:text-box>
            <text:p><text:span text:style-name="T2">x:x</text:span></text:p>
            <text:p><text:span text:style-name="T2">y:x</text:span></text:p>
            <text:p><text:span text:style-name="T2">set_x: ...</text:span></text:p>
            <text:p><text:span text:style-name="T2">set_y: ...</text:span></text:p>
            <text:p><text:span text:style-name="T2">dispatch: ...</text:span></text:p>
          </draw:text-box>
        </draw:frame>
        <draw:custom-shape draw:style-name="gr7" draw:text-style-name="P2" draw:layer="layout" svg:width="0.409cm" svg:height="0.409cm" svg:x="9.80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09cm" svg:height="0.409cm" svg:x="10.21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003cm" svg:y1="4.783cm" svg:x2="10.003cm" svg:y2="5.816cm">
          <text:p/>
        </draw:line>
        <draw:line draw:style-name="gr1" draw:text-style-name="P1" draw:layer="layout" svg:x1="10.425cm" svg:y1="4.175cm" svg:x2="9.155cm" svg:y2="4.175cm">
          <text:p/>
        </draw:line>
        <draw:line draw:style-name="gr9" draw:text-style-name="P1" draw:layer="layout" svg:x1="10.421cm" svg:y1="4.809cm" svg:x2="10.421cm" svg:y2="4.175cm">
          <text:p/>
        </draw:line>
        <draw:frame draw:style-name="gr10" draw:text-style-name="P5" draw:layer="layout" svg:width="2.122cm" svg:height="0.963cm" svg:x="9.572cm" svg:y="5.751cm">
          <draw:text-box>
            <text:p><text:span text:style-name="T3">Para</text:span><text:span text:style-name="T3">mete</text:span><text:span text:style-name="T3">rs: m</text:span></text:p>
            <text:p><text:span text:style-name="T3">Body</text:span><text:span text:style-name="T3">: ...</text:span></text:p>
          </draw:text-box>
        </draw:frame>
        <draw:line draw:style-name="gr9" draw:text-style-name="P1" draw:layer="layout" svg:x1="6.08cm" svg:y1="1.852cm" svg:x2="10.207cm" svg:y2="1.852cm">
          <text:p/>
        </draw:line>
        <draw:line draw:style-name="gr8" draw:text-style-name="P1" draw:layer="layout" svg:x1="10.203cm" svg:y1="1.864cm" svg:x2="10.203cm" svg:y2="3.845cm">
          <text:p/>
        </draw:line>
        <draw:custom-shape draw:style-name="gr11" draw:text-style-name="P2" draw:layer="layout" svg:width="2.096cm" svg:height="0.838cm" svg:x="5.558cm" svg:y="6.761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917cm" svg:height="0.684cm" svg:x="5.432cm" svg:y="6.715cm">
          <draw:text-box>
            <text:p><text:span text:style-name="T2">z: x </text:span></text:p>
          </draw:text-box>
        </draw:frame>
        <draw:frame draw:style-name="gr5" draw:text-style-name="P4" draw:layer="layout" svg:width="0.953cm" svg:height="0.742cm" svg:x="4.797cm" svg:y="6.72cm">
          <draw:text-box>
            <text:p><text:span text:style-name="T2">E3</text:span></text:p>
          </draw:text-box>
        </draw:frame>
        <draw:frame draw:style-name="gr13" draw:text-style-name="P5" draw:layer="layout" svg:width="2.122cm" svg:height="0.635cm" svg:x="5.533cm" svg:y="7.616cm">
          <draw:text-box>
            <text:p><text:span text:style-name="T3">Call </text:span><text:span text:style-name="T3">to </text:span><text:span text:style-name="T3">head</text:span></text:p>
          </draw:text-box>
        </draw:frame>
        <draw:custom-shape draw:style-name="gr11" draw:text-style-name="P2" draw:layer="layout" svg:width="2.096cm" svg:height="0.838cm" svg:x="3.03cm" svg:y="7.447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917cm" svg:height="0.684cm" svg:x="2.904cm" svg:y="7.401cm">
          <draw:text-box>
            <text:p><text:span text:style-name="T2">m: “head” </text:span></text:p>
          </draw:text-box>
        </draw:frame>
        <draw:frame draw:style-name="gr5" draw:text-style-name="P4" draw:layer="layout" svg:width="0.953cm" svg:height="0.742cm" svg:x="2.269cm" svg:y="7.406cm">
          <draw:text-box>
            <text:p><text:span text:style-name="T2">E4</text:span></text:p>
          </draw:text-box>
        </draw:frame>
        <draw:frame draw:style-name="gr13" draw:text-style-name="P5" draw:layer="layout" svg:width="2.122cm" svg:height="0.635cm" svg:x="3.005cm" svg:y="8.302cm">
          <draw:text-box>
            <text:p><text:span text:style-name="T3">Call to dispatc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30T02:06:49.815634772</dc:date>
    <meta:editing-duration>PT1H36M48S</meta:editing-duration>
    <meta:editing-cycles>16</meta:editing-cycles>
    <meta:generator>LibreOffice/7.4.7.2$Linux_X86_64 LibreOffice_project/40$Build-2</meta:generator>
    <meta:document-statistic meta:object-count="35"/>
  </office:meta>
</office:document-meta>
</file>